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style:line-height-at-least="0.1666in" fo:background-color="#FFFFFE"/>
    </style:style>
    <style:style style:name="T2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3" style:parent-style-name="DefaultParagraphFont" style:family="text">
      <style:text-properties style:font-name="Consolas" style:font-name-asian="Times New Roman" style:font-name-complex="Times New Roman" fo:color="#A31515" style:letter-kerning="false" fo:font-size="9pt" style:font-size-asian="9pt" style:font-size-complex="9pt" style:language-asian="en" style:country-asian="GB"/>
    </style:style>
    <style:style style:name="T4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5" style:parent-style-name="DefaultParagraphFont" style:family="text">
      <style:text-properties style:font-name="Consolas" style:font-name-asian="Times New Roman" style:font-name-complex="Times New Roman" fo:color="#0451A5" style:letter-kerning="false" fo:font-size="9pt" style:font-size-asian="9pt" style:font-size-complex="9pt" style:language-asian="en" style:country-asian="GB"/>
    </style:style>
    <style:style style:name="T6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P7" style:parent-style-name="Normal" style:family="paragraph">
      <style:paragraph-properties fo:margin-bottom="0in" style:line-height-at-least="0.1666in" fo:background-color="#FFFFFE"/>
    </style:style>
    <style:style style:name="T8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9" style:parent-style-name="DefaultParagraphFont" style:family="text">
      <style:text-properties style:font-name="Consolas" style:font-name-asian="Times New Roman" style:font-name-complex="Times New Roman" fo:color="#A31515" style:letter-kerning="false" fo:font-size="9pt" style:font-size-asian="9pt" style:font-size-complex="9pt" style:language-asian="en" style:country-asian="GB"/>
    </style:style>
    <style:style style:name="T10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11" style:parent-style-name="DefaultParagraphFont" style:family="text">
      <style:text-properties style:font-name="Consolas" style:font-name-asian="Times New Roman" style:font-name-complex="Times New Roman" fo:color="#0451A5" style:letter-kerning="false" fo:font-size="9pt" style:font-size-asian="9pt" style:font-size-complex="9pt" style:language-asian="en" style:country-asian="GB"/>
    </style:style>
    <style:style style:name="T12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P13" style:parent-style-name="Normal" style:family="paragraph">
      <style:paragraph-properties fo:margin-bottom="0in" style:line-height-at-least="0.1666in" fo:background-color="#FFFFFE"/>
    </style:style>
    <style:style style:name="T14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15" style:parent-style-name="DefaultParagraphFont" style:family="text">
      <style:text-properties style:font-name="Consolas" style:font-name-asian="Times New Roman" style:font-name-complex="Times New Roman" fo:color="#A31515" style:letter-kerning="false" fo:font-size="9pt" style:font-size-asian="9pt" style:font-size-complex="9pt" style:language-asian="en" style:country-asian="GB"/>
    </style:style>
    <style:style style:name="T16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17" style:parent-style-name="DefaultParagraphFont" style:family="text">
      <style:text-properties style:font-name="Consolas" style:font-name-asian="Times New Roman" style:font-name-complex="Times New Roman" fo:color="#0451A5" style:letter-kerning="false" fo:font-size="9pt" style:font-size-asian="9pt" style:font-size-complex="9pt" style:language-asian="en" style:country-asian="GB"/>
    </style:style>
    <style:style style:name="T18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P19" style:parent-style-name="Normal" style:family="paragraph">
      <style:paragraph-properties fo:margin-bottom="0in" style:line-height-at-least="0.1666in" fo:background-color="#FFFFFE"/>
    </style:style>
    <style:style style:name="T20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21" style:parent-style-name="DefaultParagraphFont" style:family="text">
      <style:text-properties style:font-name="Consolas" style:font-name-asian="Times New Roman" style:font-name-complex="Times New Roman" fo:color="#A31515" style:letter-kerning="false" fo:font-size="9pt" style:font-size-asian="9pt" style:font-size-complex="9pt" style:language-asian="en" style:country-asian="GB"/>
    </style:style>
    <style:style style:name="T22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23" style:parent-style-name="DefaultParagraphFont" style:family="text">
      <style:text-properties style:font-name="Consolas" style:font-name-asian="Times New Roman" style:font-name-complex="Times New Roman" fo:color="#0451A5" style:letter-kerning="false" fo:font-size="9pt" style:font-size-asian="9pt" style:font-size-complex="9pt" style:language-asian="en" style:country-asian="GB"/>
    </style:style>
    <style:style style:name="T24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P25" style:parent-style-name="Normal" style:family="paragraph">
      <style:paragraph-properties fo:margin-bottom="0in" style:line-height-at-least="0.1666in" fo:background-color="#FFFFFE"/>
    </style:style>
    <style:style style:name="T26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27" style:parent-style-name="DefaultParagraphFont" style:family="text">
      <style:text-properties style:font-name="Consolas" style:font-name-asian="Times New Roman" style:font-name-complex="Times New Roman" fo:color="#A31515" style:letter-kerning="false" fo:font-size="9pt" style:font-size-asian="9pt" style:font-size-complex="9pt" style:language-asian="en" style:country-asian="GB"/>
    </style:style>
    <style:style style:name="T28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29" style:parent-style-name="DefaultParagraphFont" style:family="text">
      <style:text-properties style:font-name="Consolas" style:font-name-asian="Times New Roman" style:font-name-complex="Times New Roman" fo:color="#0451A5" style:letter-kerning="false" fo:font-size="9pt" style:font-size-asian="9pt" style:font-size-complex="9pt" style:language-asian="en" style:country-asian="GB"/>
    </style:style>
    <style:style style:name="T30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P31" style:parent-style-name="Normal" style:family="paragraph">
      <style:paragraph-properties fo:margin-bottom="0in" style:line-height-at-least="0.1666in" fo:background-color="#FFFFFE"/>
    </style:style>
    <style:style style:name="T32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33" style:parent-style-name="DefaultParagraphFont" style:family="text">
      <style:text-properties style:font-name="Consolas" style:font-name-asian="Times New Roman" style:font-name-complex="Times New Roman" fo:color="#A31515" style:letter-kerning="false" fo:font-size="9pt" style:font-size-asian="9pt" style:font-size-complex="9pt" style:language-asian="en" style:country-asian="GB"/>
    </style:style>
    <style:style style:name="T34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35" style:parent-style-name="DefaultParagraphFont" style:family="text">
      <style:text-properties style:font-name="Consolas" style:font-name-asian="Times New Roman" style:font-name-complex="Times New Roman" fo:color="#0451A5" style:letter-kerning="false" fo:font-size="9pt" style:font-size-asian="9pt" style:font-size-complex="9pt" style:language-asian="en" style:country-asian="GB"/>
    </style:style>
    <style:style style:name="T36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P37" style:parent-style-name="Normal" style:family="paragraph">
      <style:paragraph-properties fo:margin-bottom="0in" style:line-height-at-least="0.1666in" fo:background-color="#FFFFFE"/>
    </style:style>
    <style:style style:name="T38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39" style:parent-style-name="DefaultParagraphFont" style:family="text">
      <style:text-properties style:font-name="Consolas" style:font-name-asian="Times New Roman" style:font-name-complex="Times New Roman" fo:color="#A31515" style:letter-kerning="false" fo:font-size="9pt" style:font-size-asian="9pt" style:font-size-complex="9pt" style:language-asian="en" style:country-asian="GB"/>
    </style:style>
    <style:style style:name="T40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41" style:parent-style-name="DefaultParagraphFont" style:family="text">
      <style:text-properties style:font-name="Consolas" style:font-name-asian="Times New Roman" style:font-name-complex="Times New Roman" fo:color="#0451A5" style:letter-kerning="false" fo:font-size="9pt" style:font-size-asian="9pt" style:font-size-complex="9pt" style:language-asian="en" style:country-asian="GB"/>
    </style:style>
    <style:style style:name="T42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P43" style:parent-style-name="Normal" style:family="paragraph">
      <style:paragraph-properties fo:margin-bottom="0in" style:line-height-at-least="0.1666in" fo:background-color="#FFFFFE"/>
    </style:style>
    <style:style style:name="T44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45" style:parent-style-name="DefaultParagraphFont" style:family="text">
      <style:text-properties style:font-name="Consolas" style:font-name-asian="Times New Roman" style:font-name-complex="Times New Roman" fo:color="#A31515" style:letter-kerning="false" fo:font-size="9pt" style:font-size-asian="9pt" style:font-size-complex="9pt" style:language-asian="en" style:country-asian="GB"/>
    </style:style>
    <style:style style:name="T46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47" style:parent-style-name="DefaultParagraphFont" style:family="text">
      <style:text-properties style:font-name="Consolas" style:font-name-asian="Times New Roman" style:font-name-complex="Times New Roman" fo:color="#0451A5" style:letter-kerning="false" fo:font-size="9pt" style:font-size-asian="9pt" style:font-size-complex="9pt" style:language-asian="en" style:country-asian="GB"/>
    </style:style>
    <style:style style:name="T48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P49" style:parent-style-name="Normal" style:family="paragraph">
      <style:paragraph-properties fo:margin-bottom="0in" style:line-height-at-least="0.1666in" fo:background-color="#FFFFFE"/>
    </style:style>
    <style:style style:name="T50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51" style:parent-style-name="DefaultParagraphFont" style:family="text">
      <style:text-properties style:font-name="Consolas" style:font-name-asian="Times New Roman" style:font-name-complex="Times New Roman" fo:color="#A31515" style:letter-kerning="false" fo:font-size="9pt" style:font-size-asian="9pt" style:font-size-complex="9pt" style:language-asian="en" style:country-asian="GB"/>
    </style:style>
    <style:style style:name="T52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53" style:parent-style-name="DefaultParagraphFont" style:family="text">
      <style:text-properties style:font-name="Consolas" style:font-name-asian="Times New Roman" style:font-name-complex="Times New Roman" fo:color="#0451A5" style:letter-kerning="false" fo:font-size="9pt" style:font-size-asian="9pt" style:font-size-complex="9pt" style:language-asian="en" style:country-asian="GB"/>
    </style:style>
    <style:style style:name="T54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P55" style:parent-style-name="Normal" style:family="paragraph">
      <style:paragraph-properties fo:margin-bottom="0in" style:line-height-at-least="0.1666in" fo:background-color="#FFFFFE"/>
    </style:style>
    <style:style style:name="T56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57" style:parent-style-name="DefaultParagraphFont" style:family="text">
      <style:text-properties style:font-name="Consolas" style:font-name-asian="Times New Roman" style:font-name-complex="Times New Roman" fo:color="#A31515" style:letter-kerning="false" fo:font-size="9pt" style:font-size-asian="9pt" style:font-size-complex="9pt" style:language-asian="en" style:country-asian="GB"/>
    </style:style>
    <style:style style:name="T58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59" style:parent-style-name="DefaultParagraphFont" style:family="text">
      <style:text-properties style:font-name="Consolas" style:font-name-asian="Times New Roman" style:font-name-complex="Times New Roman" fo:color="#09885A" style:letter-kerning="false" fo:font-size="9pt" style:font-size-asian="9pt" style:font-size-complex="9pt" style:language-asian="en" style:country-asian="GB"/>
    </style:style>
    <style:style style:name="P60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P61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P62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P63" style:parent-style-name="Normal" style:family="paragraph">
      <style:paragraph-properties fo:margin-bottom="0in" style:line-height-at-least="0.1666in" fo:background-color="#FFFFFE"/>
    </style:style>
    <style:style style:name="T64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65" style:parent-style-name="DefaultParagraphFont" style:family="text">
      <style:text-properties style:font-name="Consolas" style:font-name-asian="Times New Roman" style:font-name-complex="Times New Roman" fo:color="#A31515" style:letter-kerning="false" fo:font-size="9pt" style:font-size-asian="9pt" style:font-size-complex="9pt" style:language-asian="en" style:country-asian="GB"/>
    </style:style>
    <style:style style:name="T66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67" style:parent-style-name="DefaultParagraphFont" style:family="text">
      <style:text-properties style:font-name="Consolas" style:font-name-asian="Times New Roman" style:font-name-complex="Times New Roman" fo:color="#0451A5" style:letter-kerning="false" fo:font-size="9pt" style:font-size-asian="9pt" style:font-size-complex="9pt" style:language-asian="en" style:country-asian="GB"/>
    </style:style>
    <style:style style:name="T68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P69" style:parent-style-name="Normal" style:family="paragraph">
      <style:paragraph-properties fo:margin-bottom="0in" style:line-height-at-least="0.1666in" fo:background-color="#FFFFFE"/>
    </style:style>
    <style:style style:name="T70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71" style:parent-style-name="DefaultParagraphFont" style:family="text">
      <style:text-properties style:font-name="Consolas" style:font-name-asian="Times New Roman" style:font-name-complex="Times New Roman" fo:color="#A31515" style:letter-kerning="false" fo:font-size="9pt" style:font-size-asian="9pt" style:font-size-complex="9pt" style:language-asian="en" style:country-asian="GB"/>
    </style:style>
    <style:style style:name="T72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73" style:parent-style-name="DefaultParagraphFont" style:family="text">
      <style:text-properties style:font-name="Consolas" style:font-name-asian="Times New Roman" style:font-name-complex="Times New Roman" fo:color="#0451A5" style:letter-kerning="false" fo:font-size="9pt" style:font-size-asian="9pt" style:font-size-complex="9pt" style:language-asian="en" style:country-asian="GB"/>
    </style:style>
    <style:style style:name="T74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P75" style:parent-style-name="Normal" style:family="paragraph">
      <style:paragraph-properties fo:margin-bottom="0in" style:line-height-at-least="0.1666in" fo:background-color="#FFFFFE"/>
    </style:style>
    <style:style style:name="T76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77" style:parent-style-name="DefaultParagraphFont" style:family="text">
      <style:text-properties style:font-name="Consolas" style:font-name-asian="Times New Roman" style:font-name-complex="Times New Roman" fo:color="#A31515" style:letter-kerning="false" fo:font-size="9pt" style:font-size-asian="9pt" style:font-size-complex="9pt" style:language-asian="en" style:country-asian="GB"/>
    </style:style>
    <style:style style:name="T78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79" style:parent-style-name="DefaultParagraphFont" style:family="text">
      <style:text-properties style:font-name="Consolas" style:font-name-asian="Times New Roman" style:font-name-complex="Times New Roman" fo:color="#0451A5" style:letter-kerning="false" fo:font-size="9pt" style:font-size-asian="9pt" style:font-size-complex="9pt" style:language-asian="en" style:country-asian="GB"/>
    </style:style>
    <style:style style:name="T80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P81" style:parent-style-name="Normal" style:family="paragraph">
      <style:paragraph-properties fo:margin-bottom="0in" style:line-height-at-least="0.1666in" fo:background-color="#FFFFFE"/>
    </style:style>
    <style:style style:name="T82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83" style:parent-style-name="DefaultParagraphFont" style:family="text">
      <style:text-properties style:font-name="Consolas" style:font-name-asian="Times New Roman" style:font-name-complex="Times New Roman" fo:color="#A31515" style:letter-kerning="false" fo:font-size="9pt" style:font-size-asian="9pt" style:font-size-complex="9pt" style:language-asian="en" style:country-asian="GB"/>
    </style:style>
    <style:style style:name="T84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85" style:parent-style-name="DefaultParagraphFont" style:family="text">
      <style:text-properties style:font-name="Consolas" style:font-name-asian="Times New Roman" style:font-name-complex="Times New Roman" fo:color="#0451A5" style:letter-kerning="false" fo:font-size="9pt" style:font-size-asian="9pt" style:font-size-complex="9pt" style:language-asian="en" style:country-asian="GB"/>
    </style:style>
    <style:style style:name="T86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P87" style:parent-style-name="Normal" style:family="paragraph">
      <style:paragraph-properties fo:margin-bottom="0in" style:line-height-at-least="0.1666in" fo:background-color="#FFFFFE"/>
    </style:style>
    <style:style style:name="T88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89" style:parent-style-name="DefaultParagraphFont" style:family="text">
      <style:text-properties style:font-name="Consolas" style:font-name-asian="Times New Roman" style:font-name-complex="Times New Roman" fo:color="#A31515" style:letter-kerning="false" fo:font-size="9pt" style:font-size-asian="9pt" style:font-size-complex="9pt" style:language-asian="en" style:country-asian="GB"/>
    </style:style>
    <style:style style:name="T90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91" style:parent-style-name="DefaultParagraphFont" style:family="text">
      <style:text-properties style:font-name="Consolas" style:font-name-asian="Times New Roman" style:font-name-complex="Times New Roman" fo:color="#0451A5" style:letter-kerning="false" fo:font-size="9pt" style:font-size-asian="9pt" style:font-size-complex="9pt" style:language-asian="en" style:country-asian="GB"/>
    </style:style>
    <style:style style:name="T92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P93" style:parent-style-name="Normal" style:family="paragraph">
      <style:paragraph-properties fo:margin-bottom="0in" style:line-height-at-least="0.1666in" fo:background-color="#FFFFFE"/>
    </style:style>
    <style:style style:name="T94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95" style:parent-style-name="DefaultParagraphFont" style:family="text">
      <style:text-properties style:font-name="Consolas" style:font-name-asian="Times New Roman" style:font-name-complex="Times New Roman" fo:color="#A31515" style:letter-kerning="false" fo:font-size="9pt" style:font-size-asian="9pt" style:font-size-complex="9pt" style:language-asian="en" style:country-asian="GB"/>
    </style:style>
    <style:style style:name="T96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97" style:parent-style-name="DefaultParagraphFont" style:family="text">
      <style:text-properties style:font-name="Consolas" style:font-name-asian="Times New Roman" style:font-name-complex="Times New Roman" fo:color="#0451A5" style:letter-kerning="false" fo:font-size="9pt" style:font-size-asian="9pt" style:font-size-complex="9pt" style:language-asian="en" style:country-asian="GB"/>
    </style:style>
    <style:style style:name="T98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P99" style:parent-style-name="Normal" style:family="paragraph">
      <style:paragraph-properties fo:margin-bottom="0in" style:line-height-at-least="0.1666in" fo:background-color="#FFFFFE"/>
    </style:style>
    <style:style style:name="T100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101" style:parent-style-name="DefaultParagraphFont" style:family="text">
      <style:text-properties style:font-name="Consolas" style:font-name-asian="Times New Roman" style:font-name-complex="Times New Roman" fo:color="#A31515" style:letter-kerning="false" fo:font-size="9pt" style:font-size-asian="9pt" style:font-size-complex="9pt" style:language-asian="en" style:country-asian="GB"/>
    </style:style>
    <style:style style:name="T102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103" style:parent-style-name="DefaultParagraphFont" style:family="text">
      <style:text-properties style:font-name="Consolas" style:font-name-asian="Times New Roman" style:font-name-complex="Times New Roman" fo:color="#0451A5" style:letter-kerning="false" fo:font-size="9pt" style:font-size-asian="9pt" style:font-size-complex="9pt" style:language-asian="en" style:country-asian="GB"/>
    </style:style>
    <style:style style:name="T104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P105" style:parent-style-name="Normal" style:family="paragraph">
      <style:paragraph-properties fo:margin-bottom="0in" style:line-height-at-least="0.1666in" fo:background-color="#FFFFFE"/>
    </style:style>
    <style:style style:name="T106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107" style:parent-style-name="DefaultParagraphFont" style:family="text">
      <style:text-properties style:font-name="Consolas" style:font-name-asian="Times New Roman" style:font-name-complex="Times New Roman" fo:color="#A31515" style:letter-kerning="false" fo:font-size="9pt" style:font-size-asian="9pt" style:font-size-complex="9pt" style:language-asian="en" style:country-asian="GB"/>
    </style:style>
    <style:style style:name="T108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109" style:parent-style-name="DefaultParagraphFont" style:family="text">
      <style:text-properties style:font-name="Consolas" style:font-name-asian="Times New Roman" style:font-name-complex="Times New Roman" fo:color="#0451A5" style:letter-kerning="false" fo:font-size="9pt" style:font-size-asian="9pt" style:font-size-complex="9pt" style:language-asian="en" style:country-asian="GB"/>
    </style:style>
    <style:style style:name="T110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P111" style:parent-style-name="Normal" style:family="paragraph">
      <style:paragraph-properties fo:margin-bottom="0in" style:line-height-at-least="0.1666in" fo:background-color="#FFFFFE"/>
    </style:style>
    <style:style style:name="T112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113" style:parent-style-name="DefaultParagraphFont" style:family="text">
      <style:text-properties style:font-name="Consolas" style:font-name-asian="Times New Roman" style:font-name-complex="Times New Roman" fo:color="#A31515" style:letter-kerning="false" fo:font-size="9pt" style:font-size-asian="9pt" style:font-size-complex="9pt" style:language-asian="en" style:country-asian="GB"/>
    </style:style>
    <style:style style:name="T114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115" style:parent-style-name="DefaultParagraphFont" style:family="text">
      <style:text-properties style:font-name="Consolas" style:font-name-asian="Times New Roman" style:font-name-complex="Times New Roman" fo:color="#0451A5" style:letter-kerning="false" fo:font-size="9pt" style:font-size-asian="9pt" style:font-size-complex="9pt" style:language-asian="en" style:country-asian="GB"/>
    </style:style>
    <style:style style:name="T116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P117" style:parent-style-name="Normal" style:family="paragraph">
      <style:paragraph-properties fo:margin-bottom="0in" style:line-height-at-least="0.1666in" fo:background-color="#FFFFFE"/>
    </style:style>
    <style:style style:name="T118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119" style:parent-style-name="DefaultParagraphFont" style:family="text">
      <style:text-properties style:font-name="Consolas" style:font-name-asian="Times New Roman" style:font-name-complex="Times New Roman" fo:color="#A31515" style:letter-kerning="false" fo:font-size="9pt" style:font-size-asian="9pt" style:font-size-complex="9pt" style:language-asian="en" style:country-asian="GB"/>
    </style:style>
    <style:style style:name="T120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121" style:parent-style-name="DefaultParagraphFont" style:family="text">
      <style:text-properties style:font-name="Consolas" style:font-name-asian="Times New Roman" style:font-name-complex="Times New Roman" fo:color="#09885A" style:letter-kerning="false" fo:font-size="9pt" style:font-size-asian="9pt" style:font-size-complex="9pt" style:language-asian="en" style:country-asian="GB"/>
    </style:style>
    <style:style style:name="P122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P123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</office:automatic-styles>
  <office:body>
    <office:text text:use-soft-page-breaks="true">
      <text:p text:style-name="P1"><text:span text:style-name="T2">    </text:span><text:span text:style-name="T3">"id"</text:span><text:span text:style-name="T4">: </text:span><text:span text:style-name="T5">"1"</text:span><text:span text:style-name="T6">,</text:span></text:p>
      <text:p text:style-name="P7"><text:span text:style-name="T8">    </text:span><text:span text:style-name="T9">"category"</text:span><text:span text:style-name="T10">: </text:span><text:span text:style-name="T11">"personal"</text:span><text:span text:style-name="T12">,</text:span></text:p>
      <text:p text:style-name="P13"><text:span text:style-name="T14">    </text:span><text:span text:style-name="T15">"name"</text:span><text:span text:style-name="T16">: </text:span><text:span text:style-name="T17">"groceries"</text:span><text:span text:style-name="T18">,</text:span></text:p>
      <text:p text:style-name="P19"><text:span text:style-name="T20">    </text:span><text:span text:style-name="T21">"description"</text:span><text:span text:style-name="T22">: </text:span><text:span text:style-name="T23">"Pick up apples and strawberries."</text:span><text:span text:style-name="T24">,</text:span></text:p>
      <text:p text:style-name="P25"><text:span text:style-name="T26">    </text:span><text:span text:style-name="T27">"isComplete"</text:span><text:span text:style-name="T28">: </text:span><text:span text:style-name="T29">false</text:span><text:span text:style-name="T30">,</text:span></text:p>
      <text:p text:style-name="P31"><text:span text:style-name="T32">    </text:span><text:span text:style-name="T33">"_rid"</text:span><text:span text:style-name="T34">: </text:span><text:span text:style-name="T35">"LlIRAMq5AvkBAAAAAAAAAA=="</text:span><text:span text:style-name="T36">,</text:span></text:p>
      <text:p text:style-name="P37"><text:span text:style-name="T38">    </text:span><text:span text:style-name="T39">"_self"</text:span><text:span text:style-name="T40">: </text:span><text:span text:style-name="T41">"dbs/LlIRAA==/colls/LlIRAMq5Avk=/docs/LlIRAMq5AvkBAAAAAAAAAA==/"</text:span><text:span text:style-name="T42">,</text:span></text:p>
      <text:p text:style-name="P43"><text:span text:style-name="T44">    </text:span><text:span text:style-name="T45">"_etag"</text:span><text:span text:style-name="T46">: </text:span><text:span text:style-name="T47">"\"7d03bdf8-0000-0200-0000-64e25c480000\""</text:span><text:span text:style-name="T48">,</text:span></text:p>
      <text:p text:style-name="P49"><text:span text:style-name="T50">    </text:span><text:span text:style-name="T51">"_attachments"</text:span><text:span text:style-name="T52">: </text:span><text:span text:style-name="T53">"attachments/"</text:span><text:span text:style-name="T54">,</text:span></text:p>
      <text:p text:style-name="P55"><text:span text:style-name="T56">    </text:span><text:span text:style-name="T57">"_ts"</text:span><text:span text:style-name="T58">: </text:span><text:span text:style-name="T59">1692556360</text:span></text:p>
      <text:p text:style-name="P60">}</text:p>
      <text:p text:style-name="P61"/>
      <text:p text:style-name="P62">{</text:p>
      <text:p text:style-name="P63"><text:span text:style-name="T64">    </text:span><text:span text:style-name="T65">"id"</text:span><text:span text:style-name="T66">: </text:span><text:span text:style-name="T67">"2"</text:span><text:span text:style-name="T68">,</text:span></text:p>
      <text:p text:style-name="P69"><text:span text:style-name="T70">    </text:span><text:span text:style-name="T71">"category"</text:span><text:span text:style-name="T72">: </text:span><text:span text:style-name="T73">"business"</text:span><text:span text:style-name="T74">,</text:span></text:p>
      <text:p text:style-name="P75"><text:span text:style-name="T76">    </text:span><text:span text:style-name="T77">"name"</text:span><text:span text:style-name="T78">: </text:span><text:span text:style-name="T79">"groceries"</text:span><text:span text:style-name="T80">,</text:span></text:p>
      <text:p text:style-name="P81"><text:span text:style-name="T82">    </text:span><text:span text:style-name="T83">"description"</text:span><text:span text:style-name="T84">: </text:span><text:span text:style-name="T85">"Pick up apples and strawberries."</text:span><text:span text:style-name="T86">,</text:span></text:p>
      <text:p text:style-name="P87"><text:span text:style-name="T88">    </text:span><text:span text:style-name="T89">"isComplete"</text:span><text:span text:style-name="T90">: </text:span><text:span text:style-name="T91">false</text:span><text:span text:style-name="T92">,</text:span></text:p>
      <text:p text:style-name="P93"><text:span text:style-name="T94">    </text:span><text:span text:style-name="T95">"_rid"</text:span><text:span text:style-name="T96">: </text:span><text:span text:style-name="T97">"LlIRAMq5AvkCAAAAAAAAAA=="</text:span><text:span text:style-name="T98">,</text:span></text:p>
      <text:p text:style-name="P99"><text:span text:style-name="T100">    </text:span><text:span text:style-name="T101">"_self"</text:span><text:span text:style-name="T102">: </text:span><text:span text:style-name="T103">"dbs/LlIRAA==/colls/LlIRAMq5Avk=/docs/LlIRAMq5AvkCAAAAAAAAAA==/"</text:span><text:span text:style-name="T104">,</text:span></text:p>
      <text:p text:style-name="P105"><text:span text:style-name="T106">    </text:span><text:span text:style-name="T107">"_etag"</text:span><text:span text:style-name="T108">: </text:span><text:span text:style-name="T109">"\"7e031256-0000-0200-0000-64e25e930000\""</text:span><text:span text:style-name="T110">,</text:span></text:p>
      <text:p text:style-name="P111"><text:span text:style-name="T112">    </text:span><text:span text:style-name="T113">"_attachments"</text:span><text:span text:style-name="T114">: </text:span><text:span text:style-name="T115">"attachments/"</text:span><text:span text:style-name="T116">,</text:span></text:p>
      <text:p text:style-name="P117"><text:span text:style-name="T118">    </text:span><text:span text:style-name="T119">"_ts"</text:span><text:span text:style-name="T120">: </text:span><text:span text:style-name="T121">1692556947</text:span></text:p>
      <text:p text:style-name="P122">}</text:p>
      <text:p text:style-name="P123"/>
      <text:p text:style-name="Normal">git clone<text:s/><text:a xlink:href="https://github.com/Azure-Samples/azure-cosmos-java-getting-started.gi" office:target-frame-name="_top" xlink:show="replace"><text:span text:style-name="Hyperlink">https://github.com/Azure-Samples/azure-cosmos-java-getting-started.gi</text:span></text:a></text:p>
      <text:p text:style-name="Normal"/>
      <text:p text:style-name="Normal">Welcome to Azure Cloud Shell</text:p>
      <text:p text:style-name="Normal"/>
      <text:p text:style-name="Normal">Type "az" to use Azure CLI</text:p>
      <text:p text:style-name="Normal">Type "help" to learn about Cloud Shell</text:p>
      <text:p text:style-name="Normal"/>
      <text:p text:style-name="Normal">Storage fileshare subscription ca62278e-eefa-412f-bbcc-be5e34c89442 is not registered to Microsoft.CloudShell Namespace. Please follow these instructions "https://aka.ms/RegisterCloudShell" to register. In future, unregistered subscriptions will have restricted access to CloudShell service.</text:p>
      <text:p text:style-name="Normal"/>
      <text:p text:style-name="Normal">andre [ ~ ]$ git clone https://github.com/Azure-Samples/azure-cosmos-java-getting-started.git</text:p>
      <text:p text:style-name="Normal">fatal: destination path 'azure-cosmos-java-getting-started' already exists and is not an empty directory.</text:p>
      <text:p text:style-name="Normal">andre [ ~ ]$ az cosmosdb sql role definition create \</text:p>
      <text:p text:style-name="Normal"><text:s text:c="4"/>--account-name &lt;cosmosdb-account-name&gt; \</text:p>
      <text:p text:style-name="Normal"><text:s text:c="4"/>--resource-group <text:s/>&lt;resource-group-name&gt; \</text:p>
      <text:p text:style-name="Normal"><text:s text:c="4"/>--body '{</text:p>
      <text:soft-page-break/>
      <text:p text:style-name="Normal"><text:s text:c="4"/>"RoleName": "PasswordlessReadWrite",</text:p>
      <text:p text:style-name="Normal"><text:s text:c="4"/>"Type": "CustomRole",</text:p>
      <text:p text:style-name="Normal"><text:s text:c="4"/>"AssignableScopes": ["/"],</text:p>
      <text:p text:style-name="Normal"><text:s text:c="4"/>"Permissions": [{</text:p>
      <text:p text:style-name="Normal"><text:s text:c="8"/>"DataActions": [</text:p>
      <text:p text:style-name="Normal"><text:s text:c="12"/>"Microsoft.DocumentDB/databaseAccounts/readMetadata",</text:p>
      <text:p text:style-name="Normal"><text:s text:c="12"/>"Microsoft.DocumentDB/databaseAccounts/sqlDatabases/containers/items/*",</text:p>
      <text:p text:style-name="Normal"><text:s text:c="12"/>"Microsoft.DocumentDB/databaseAccounts/sqlDatabases/containers/*"</text:p>
      <text:p text:style-name="Normal"><text:s text:c="8"/>]</text:p>
      <text:p text:style-name="Normal">}'az ad user show --id "&lt;your-email-address&gt;"</text:p>
      <text:p text:style-name="Normal">bash: cosmosdb-account-name: No such file or directory</text:p>
      <text:p text:style-name="Normal">andre [ ~ ]$ az cosmosdb sql role assignment create \</text:p>
      <text:p text:style-name="Normal"><text:s text:c="4"/>--account-name &lt;cosmosdb-account-name&gt; \</text:p>
      <text:p text:style-name="Normal"><text:s text:c="4"/>--resource-group <text:s/>&lt;resource-group-name&gt; \</text:p>
      <text:p text:style-name="Normal"><text:s text:c="4"/>--scope "/" \</text:p>
      <text:p text:style-name="Normal"><text:s text:c="4"/>--principal-id &lt;your-user-id&gt; \</text:p>
      <text:p text:style-name="Normal"><text:s text:c="4"/>--role-definition-id &lt;your-custom-role-id&gt;</text:p>
      <text:p text:style-name="Normal">bash: syntax error near unexpected token `newline'</text:p>
      <text:p text:style-name="Normal">andre [ ~ ]$</text:p>
      <text:p text:style-name="Normal">&lt;!-- https://mvnrepository.com/artifact/com.azure/azure-identity --&gt;</text:p>
      <text:p text:style-name="Normal">&lt;dependency&gt;</text:p>
      <text:p text:style-name="Normal"><text:s text:c="4"/>&lt;groupId&gt;com.azure&lt;/groupId&gt;</text:p>
      <text:p text:style-name="Normal"><text:s text:c="4"/>&lt;artifactId&gt;azure-identity&lt;/artifactId&gt;</text:p>
      <text:p text:style-name="Normal"><text:s text:c="4"/>&lt;version&gt;1.10.0&lt;/version&gt;</text:p>
      <text:p text:style-name="Normal"><text:s text:c="4"/>&lt;scope&gt;compile&lt;/scope&gt;</text:p>
      <text:p text:style-name="Normal">&lt;/dependency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dre Oppong</meta:initial-creator>
    <dc:creator>Andre Oppong</dc:creator>
    <meta:creation-date>2023-08-20T16:11:00Z</meta:creation-date>
    <dc:date>2023-08-20T23:10:00Z</dc:date>
    <meta:template xlink:href="Normal" xlink:type="simple"/>
    <meta:editing-cycles>1</meta:editing-cycles>
    <meta:editing-duration>PT25140S</meta:editing-duration>
    <meta:document-statistic meta:page-count="2" meta:paragraph-count="5" meta:word-count="404" meta:character-count="2706" meta:row-count="19" meta:non-whitespace-character-count="2307"/>
  </office:meta>
</office:document-meta>
</file>